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2.00pt" fo:font-weight="normal" fo:font-family="'Liberation Sans'" style:font-family-asian="'Liberation Sans'" style:font-family-complex="'Liberation Sans'" fo:background-color="transparent" fo:color="#ff0000"/>
    </style:style>
    <style:style style:name="T4" style:family="text">
      <style:text-properties fo:font-size="12.00pt" fo:font-weight="bold" fo:font-family="'Liberation Sans'" style:font-family-asian="'Liberation Sans'" style:font-family-complex="'Liberation Sans'" fo:background-color="transparent" style:use-window-font-color="true"/>
    </style:style>
    <style:style style:name="T5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6" style:family="text">
      <style:text-properties fo:font-size="12.00pt" fo:font-weight="normal" fo:font-family="'Liberation Sans'" style:font-family-asian="'Liberation Sans'" style:font-family-complex="'Liberation Sans'" fo:background-color="transparent" fo:color="#ff0000"/>
    </style:style>
    <style:style style:name="T7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8" style:family="text">
      <style:text-properties fo:font-size="12.00pt" fo:font-weight="normal" fo:font-family="'Liberation Sans'" style:font-family-asian="'Liberation Sans'" style:font-family-complex="'Liberation Sans'" fo:background-color="transparent" fo:color="#ff0000"/>
    </style:style>
    <style:style style:name="T9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2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4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6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8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) Como criar as classes das entidades (Doador, Doacao) e enumerações (TipoSanguineo, RH) do sistema usando as tecnologias do seu grupo. (use como base o diagrama de classes a seguir)<text:tab/></text:span></text:p>
      <text:p text:style-name="P1"><text:span text:style-name="T1"/></text:p>
      <text:p text:style-name="P1"><text:span text:style-name="T2">No final do código logo apos "app.run();" iremos criar a classes:</text:span></text:p>
      <text:p text:style-name="P1"><text:span text:style-name="T2"/></text:p>
      <text:p text:style-name="P1"><text:span text:style-name="T3">public class FormData(classe a qual representa doador)</text:span></text:p>
      <text:p text:style-name="P1"><text:span text:style-name="T3">{</text:span></text:p>
      <text:p text:style-name="P1"><text:span text:style-name="T3"><text:s text:c="4"/>public long Codigo { get; set; }</text:span></text:p>
      <text:p text:style-name="P1"><text:span text:style-name="T3"><text:s text:c="4"/>public string Nome { get; set; }</text:span></text:p>
      <text:p text:style-name="P1"><text:span text:style-name="T3"><text:s text:c="4"/>public string Cpf { get; set; }</text:span></text:p>
      <text:p text:style-name="P1"><text:span text:style-name="T3"><text:s text:c="4"/>public string Contato { get; set; }</text:span></text:p>
      <text:p text:style-name="P1"><text:span text:style-name="T3"><text:s text:c="4"/>public string TipoSanguineo { get; set; }</text:span></text:p>
      <text:p text:style-name="P1"><text:span text:style-name="T3"><text:s text:c="4"/>public string Rh { get; set; }</text:span></text:p>
      <text:p text:style-name="P1"><text:span text:style-name="T3"><text:s text:c="4"/>public bool TipoRhCorretos {get; set; }</text:span></text:p>
      <text:p text:style-name="P1"><text:span text:style-name="T3"><text:s text:c="4"/>public string Situacao { get; set; }</text:span></text:p>
      <text:p text:style-name="P1"><text:span text:style-name="T3"/></text:p>
      <text:p text:style-name="P1"><text:span text:style-name="T3"><text:s text:c="4"/>public FormData()</text:span></text:p>
      <text:p text:style-name="P1"><text:span text:style-name="T3"><text:s text:c="4"/>{</text:span></text:p>
      <text:p text:style-name="P1"><text:span text:style-name="T3"><text:s text:c="8"/>TipoRhCorretos = false; // Valor padrão</text:span></text:p>
      <text:p text:style-name="P1"><text:span text:style-name="T3"><text:s text:c="4"/>}</text:span></text:p>
      <text:p text:style-name="P1"><text:span text:style-name="T3">}</text:span></text:p>
      <text:p text:style-name="P1"><text:span text:style-name="T3"/></text:p>
      <text:p text:style-name="P1"><text:span text:style-name="T3"/></text:p>
      <text:p text:style-name="P1"><text:span text:style-name="T4">Em alguns momentos tivemos que mudar o tipo de dado da classe e ficar mudando o tipo delas atraves do parse estava gerando muitos erros, então optamos por separa-las e utilizar todas em end-points diferentes, sendo assim conseguimos evitar os erros</text:span><text:span text:style-name="T5"/></text:p>
      <text:p text:style-name="P1"><text:span text:style-name="T5"/></text:p>
      <text:p text:style-name="P1"><text:span text:style-name="T6">public class DoacaoRequest</text:span></text:p>
      <text:p text:style-name="P1"><text:span text:style-name="T6">{</text:span></text:p>
      <text:p text:style-name="P1"><text:span text:style-name="T6"><text:s text:c="4"/>public long CodigoDoador { get; set; }</text:span></text:p>
      <text:p text:style-name="P1"><text:span text:style-name="T6"><text:s text:c="4"/>public string DataColeta { get; set; } </text:span></text:p>
      <text:p text:style-name="P1"><text:span text:style-name="T6"><text:s text:c="4"/>public string HoraColeta { get; set; } </text:span></text:p>
      <text:p text:style-name="P1"><text:span text:style-name="T6"><text:s text:c="4"/>public double Volume { get; set; }</text:span></text:p>
      <text:p text:style-name="P1"><text:span text:style-name="T6">}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8">public class DonationData</text:span></text:p>
      <text:p text:style-name="P1"><text:span text:style-name="T8">{</text:span></text:p>
      <text:p text:style-name="P1"><text:span text:style-name="T8"><text:s text:c="4"/>public long DonationCode { get; set; }</text:span></text:p>
      <text:p text:style-name="P1"><text:span text:style-name="T8"><text:s text:c="4"/>public DateTime Date { get; set; }</text:span></text:p>
      <text:p text:style-name="P1"><text:span text:style-name="T8"><text:s text:c="4"/>public TimeSpan Time { get; set; }</text:span></text:p>
      <text:p text:style-name="P1"><text:span text:style-name="T8"><text:s text:c="4"/>public double Volume { get; set; }</text:span></text:p>
      <text:p text:style-name="P1"><text:span text:style-name="T8"><text:s text:c="4"/>public string DonorName { get; set; }</text:span></text:p>
      <text:p text:style-name="P1"><text:span text:style-name="T8">}</text:span></text:p>
      <text:p text:style-name="P1"><text:span text:style-name="T8"/></text:p>
      <text:p text:style-name="P1"><text:span text:style-name="T8">public class Doacao</text:span></text:p>
      <text:p text:style-name="P1"><text:span text:style-name="T8">{</text:span></text:p>
      <text:p text:style-name="P1"><text:span text:style-name="T8"><text:s text:c="4"/>public long CodigoDoador { get; set; }</text:span></text:p>
      <text:p text:style-name="P1"><text:span text:style-name="T8"><text:s text:c="4"/>public DateTime Data { get; set; }</text:span></text:p>
      <text:p text:style-name="P1"><text:span text:style-name="T8"><text:s text:c="4"/>public TimeSpan Hora { get; set; }</text:span></text:p>
      <text:p text:style-name="P1"><text:span text:style-name="T8"><text:s text:c="4"/>public double Volume { get; set; }</text:span></text:p>
      <text:p text:style-name="P1"><text:span text:style-name="T8"/></text:p>
      <text:p text:style-name="P1"><text:span text:style-name="T8">}</text:span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>2) Como como criar o BD do seu sistema para armazenar os dados das entidades do sistema (Doador, Doacao) usando as tecnologias do seu grupo. (use como base o modelo ER do BD e o script SQL a seguir )</text:span></text:p>
      <text:p text:style-name="P2"><text:span text:style-name="T10"/></text:p>
      <text:p text:style-name="P2"><text:span text:style-name="T11">Primeiro de tudo para criarmos o Banco de dados iremos precisar que o docker está instalado e rodando para isso siga as seguintes linhas de comando no seu terminal:</text:span></text:p>
      <text:p text:style-name="P2"><text:span text:style-name="T12">sudo apt update</text:span></text:p>
      <text:p text:style-name="P2"><text:span text:style-name="T12">sudo apt-get install \</text:span></text:p>
      <text:p text:style-name="P2"><text:span text:style-name="T12"><text:s text:c="4"/>ca-certificates \</text:span></text:p>
      <text:p text:style-name="P2"><text:span text:style-name="T12"><text:s text:c="4"/>curl \</text:span></text:p>
      <text:p text:style-name="P2"><text:span text:style-name="T12"><text:s text:c="4"/>gnupg \</text:span></text:p>
      <text:p text:style-name="P2"><text:span text:style-name="T12"><text:s text:c="4"/>lsb-release</text:span></text:p>
      <text:p text:style-name="P2"><text:span text:style-name="T12"/></text:p>
      <text:p text:style-name="P2"><text:span text:style-name="T12">sudo mkdir -p /etc/apt/keyrings</text:span></text:p>
      <text:p text:style-name="P2"><text:span text:style-name="T12">curl -fsSL<text:s/></text:span><text:a xlink:href="https://download.docker.com/linux/ubuntu/gpg"><text:span text:style-name="T13">https://download.docker.com/linux/ubuntu/gpg</text:span></text:a><text:span text:style-name="T14"><text:s/>| sudo gpg --dearmor -o /etc/apt/keyrings/docker.gpg</text:span></text:p>
      <text:p text:style-name="P2"><text:span text:style-name="T14"/></text:p>
      <text:p text:style-name="P2"><text:span text:style-name="T14">echo \</text:span></text:p>
      <text:p text:style-name="P2"><text:span text:style-name="T14"><text:s text:c="2"/>"deb [arch=$(dpkg --print-architecture) signed-by=/etc/apt/keyrings/docker.gpg]<text:s/></text:span><text:a xlink:href="https://download.docker.com/linux/ubuntu"><text:span text:style-name="T15">https://download.docker.com/linux/ubuntu</text:span></text:a><text:span text:style-name="T16"><text:s/>\</text:span></text:p>
      <text:p text:style-name="P2"><text:span text:style-name="T16"><text:s text:c="2"/>$(lsb_release -cs) stable" | sudo tee /etc/apt/sources.list.d/docker.list &gt; /dev/null</text:span></text:p>
      <text:p text:style-name="P2"><text:span text:style-name="T16"/></text:p>
      <text:p text:style-name="P2"><text:span text:style-name="T16">sudo apt-get update</text:span></text:p>
      <text:p text:style-name="P2"><text:span text:style-name="T16">sudo apt-get install docker-ce docker-ce-cli containerd.io docker-buildx-plugin docker-compose-plugin</text:span></text:p>
      <text:p text:style-name="P2"><text:span text:style-name="T17"/></text:p>
      <text:p text:style-name="P2"><text:span text:style-name="T18">Feito isso iremos baixar e puxar a imagem do PostgreSQL:</text:span><text:span text:style-name="T19"/></text:p>
      <text:p text:style-name="P2"><text:span text:style-name="T20">sudo docker pull postgres:14</text:span><text:span text:style-name="T21"/></text:p>
      <text:p text:style-name="P2"><text:span text:style-name="T22">Comando para criar e rodar o container:</text:span><text:span text:style-name="T23"/></text:p>
      <text:p text:style-name="P2"><text:span text:style-name="T24">sudo docker run --name(nome do seu container) -e POSTGRES_PASSWORD=(senha de preferencia) -d postgres:14</text:span><text:span text:style-name="T25"/></text:p>
      <text:p text:style-name="P2"><text:span text:style-name="T26">comando para verificar se o container ta rodando</text:span><text:span text:style-name="T27"/></text:p>
      <text:p text:style-name="P2"><text:span text:style-name="T28">sudo docker ps</text:span><text:span text:style-name="T29"/></text:p>
      <text:p text:style-name="P2"><text:span text:style-name="T30">Caso o docker não esteja rodando use o seguinte comando </text:span></text:p>
      <text:p text:style-name="P2"><text:span text:style-name="T31">docker start (nome do seu container)</text:span></text:p>
      <text:p text:style-name="P2"><text:span text:style-name="T32">Comando para acessar o container postgreSQL</text:span><text:span text:style-name="T33"/></text:p>
      <text:p text:style-name="P2"><text:span text:style-name="T34">sudo docker exec -it (nome do seu container) psql -U postgres</text:span></text:p>
      <text:p text:style-name="P2"><text:span text:style-name="T35"/></text:p>
      <text:p text:style-name="P2"><text:span text:style-name="T36">Caso na criação do container de erro de porta já utilizada faça o seguinte comando para fazer a criação do container:</text:span></text:p>
      <text:p text:style-name="P2"><text:span text:style-name="T37">docker run --name (nome do seu container) -e POSTGRES_PASSWORD=(Senha de sua preferencia) -d -p 5433:5432 postgres:14</text:span><text:span text:style-name="T38"/></text:p>
      <text:p text:style-name="P2"><text:span text:style-name="T39"/></text:p>
      <text:p text:style-name="P2"><text:span text:style-name="T39">Depois que entrar no container é só criar o Banco de dados e as tabelas</text:span></text:p>
      <text:p text:style-name="P3"><text:span text:style-name="T40">BEGIN;</text:span></text:p>
      <text:p text:style-name="P3"><text:span text:style-name="T41"/></text:p>
      <text:p text:style-name="P3"><text:span text:style-name="T42">CREATE TABLE IF NOT EXISTS public.doador</text:span></text:p>
      <text:p text:style-name="P3"><text:span text:style-name="T42">(</text:span></text:p>
      <text:p text:style-name="P3"><text:span text:style-name="T42"><text:s text:c="4"/>codigo bigserial NOT NULL,</text:span></text:p>
      <text:p text:style-name="P3"><text:span text:style-name="T42"><text:s text:c="4"/>nome text,</text:span></text:p>
      <text:p text:style-name="P3"><text:span text:style-name="T42"><text:s text:c="4"/>cpf text,</text:span></text:p>
      <text:p text:style-name="P3"><text:span text:style-name="T42"><text:s text:c="4"/>contato text,</text:span></text:p>
      <text:p text:style-name="P3"><text:span text:style-name="T42"><text:s text:c="4"/>tipo_sanguineo text,</text:span></text:p>
      <text:p text:style-name="P3"><text:span text:style-name="T42"><text:s text:c="4"/>rh text,</text:span></text:p>
      <text:p text:style-name="P3"><text:span text:style-name="T42"><text:s text:c="4"/>tipo_rh_corretos boolean,</text:span></text:p>
      <text:p text:style-name="P3"><text:span text:style-name="T42"><text:s text:c="4"/>situacao text,</text:span></text:p>
      <text:p text:style-name="P3"><text:span text:style-name="T42"><text:s text:c="4"/>PRIMARY KEY (codigo)</text:span></text:p>
      <text:p text:style-name="P3"><text:span text:style-name="T42">);</text:span></text:p>
      <text:p text:style-name="P3"><text:span text:style-name="T43"/></text:p>
      <text:p text:style-name="P3"><text:span text:style-name="T44">CREATE TABLE IF NOT EXISTS public.doacao</text:span></text:p>
      <text:p text:style-name="P3"><text:span text:style-name="T44">(</text:span></text:p>
      <text:p text:style-name="P3"><text:span text:style-name="T44"><text:s text:c="4"/>codigo bigserial NOT NULL,</text:span></text:p>
      <text:p text:style-name="P3"><text:span text:style-name="T44"><text:s text:c="4"/>data date,</text:span></text:p>
      <text:p text:style-name="P3"><text:span text:style-name="T44"><text:s text:c="4"/>hora time without time zone,</text:span></text:p>
      <text:p text:style-name="P3"><text:span text:style-name="T44"><text:s text:c="4"/>volume numeric(10, 3),</text:span></text:p>
      <text:p text:style-name="P3"><text:span text:style-name="T44"><text:s text:c="4"/>situacao text,</text:span></text:p>
      <text:p text:style-name="P3"><text:span text:style-name="T44"><text:s text:c="4"/>codigo_doador bigint,</text:span></text:p>
      <text:p text:style-name="P3"><text:span text:style-name="T44"><text:s text:c="4"/>PRIMARY KEY (codigo)</text:span></text:p>
      <text:p text:style-name="P3"><text:span text:style-name="T44">);</text:span></text:p>
      <text:p text:style-name="P3"><text:span text:style-name="T45"/></text:p>
      <text:p text:style-name="P3"><text:span text:style-name="T46">ALTER TABLE IF EXISTS public.doacao</text:span></text:p>
      <text:p text:style-name="P3"><text:span text:style-name="T46"><text:s text:c="4"/>ADD FOREIGN KEY (codigo_doador)</text:span></text:p>
      <text:p text:style-name="P3"><text:span text:style-name="T46"><text:s text:c="4"/>REFERENCES public.doador (codigo) MATCH SIMPLE</text:span></text:p>
      <text:p text:style-name="P3"><text:span text:style-name="T46"><text:s text:c="4"/>ON UPDATE NO ACTION</text:span></text:p>
      <text:p text:style-name="P3"><text:span text:style-name="T46"><text:s text:c="4"/>ON DELETE NO ACTION</text:span></text:p>
      <text:p text:style-name="P3"><text:span text:style-name="T46"><text:s text:c="4"/>NOT VALID;</text:span></text:p>
      <text:p text:style-name="P3"><text:span text:style-name="T47"/></text:p>
      <text:p text:style-name="P3"><text:span text:style-name="T48">END;</text:span></text:p>
      <text:p text:style-name="P4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